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09mm"/>
    </style:style>
    <style:style style:name="co3" style:family="table-column">
      <style:table-column-properties fo:break-before="auto" style:column-width="54.08mm"/>
    </style:style>
    <style:style style:name="co4" style:family="table-column">
      <style:table-column-properties fo:break-before="auto" style:column-width="6.61mm"/>
    </style:style>
    <style:style style:name="co5" style:family="table-column">
      <style:table-column-properties fo:break-before="auto" style:column-width="1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3"/>
        <table:table-row table:style-name="ro1"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ahmet çalışkan </text:p>
          </table:table-cell>
          <table:table-cell table:style-name="ce1" office:value-type="string" calcext:value-type="string">
            <text:p>Eylül 2018 tarihinde 382789 nolu hesaba havale etti</text:p>
          </table:table-cell>
          <table:table-cell table:style-name="ce1"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2018 – 2019 kira bedeli</text:p>
          </table:table-cell>
          <table:table-cell table:style-name="ce2" office:value-type="float" office:value="32500" calcext:value-type="float">
            <text:p>32500</text:p>
          </table:table-cell>
          <table:table-cell office:value-type="string" calcext:value-type="string">
            <text:p>TL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kira geliri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yıllık kira tutarı net</text:p>
          </table:table-cell>
          <table:table-cell table:number-columns-repeated="3"/>
          <table:table-cell office:value-type="float" office:value="32500" calcext:value-type="float">
            <text:p>32.500,00</text:p>
          </table:table-cell>
          <table:table-cell office:value-type="float" office:value="60000" calcext:value-type="float">
            <text:p>60.000,00</text:p>
          </table:table-cell>
        </table:table-row>
        <table:table-row table:style-name="ro1">
          <table:table-cell/>
          <table:table-cell office:value-type="string" calcext:value-type="string">
            <text:p>kiracı tarafından ödenen stopaj</text:p>
          </table:table-cell>
          <table:table-cell office:value-type="string" calcext:value-type="string">
            <text:p>32500 + % 20 <text:s/></text:p>
          </table:table-cell>
          <table:table-cell table:number-columns-repeated="2"/>
          <table:table-cell table:formula="of:=[.F9]*20/100" office:value-type="float" office:value="8125" calcext:value-type="float">
            <text:p>8.125,00</text:p>
          </table:table-cell>
          <table:table-cell table:formula="of:=[.G9]*20/100" office:value-type="float" office:value="15000" calcext:value-type="float">
            <text:p>15.000,00</text:p>
          </table:table-cell>
        </table:table-row>
        <table:table-row table:style-name="ro1">
          <table:table-cell/>
          <table:table-cell office:value-type="string" calcext:value-type="string">
            <text:p>yıllık kira tutarı brüt</text:p>
          </table:table-cell>
          <table:table-cell office:value-type="string" calcext:value-type="string">
            <text:p>% 20 stopaj ile toplam</text:p>
          </table:table-cell>
          <table:table-cell table:number-columns-repeated="2"/>
          <table:table-cell table:formula="of:=[.F7]/80*100" office:value-type="float" office:value="40625" calcext:value-type="float">
            <text:p>40.625,00</text:p>
          </table:table-cell>
          <table:table-cell table:formula="of:=[.G7]/80*100" office:value-type="float" office:value="75000" calcext:value-type="float">
            <text:p>75.000,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Götürü Gide</text:p>
          </table:table-cell>
          <table:table-cell office:value-type="string" calcext:value-type="string">
            <text:p>brüt tutarın %15 i</text:p>
          </table:table-cell>
          <table:table-cell table:number-columns-repeated="2"/>
          <table:table-cell table:formula="of:=[.F9]*15/100" office:value-type="float" office:value="6093.75" calcext:value-type="float">
            <text:p>6.093,75</text:p>
          </table:table-cell>
          <table:table-cell table:formula="of:=[.G9]*15/100" office:value-type="float" office:value="11250" calcext:value-type="float">
            <text:p>11.250,0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 calcext:value-type="string">
            <text:p>Vergiye tabii matrah</text:p>
          </table:table-cell>
          <table:table-cell office:value-type="string" calcext:value-type="string">
            <text:p>Brüt – götürü gider</text:p>
          </table:table-cell>
          <table:table-cell table:number-columns-repeated="2"/>
          <table:table-cell table:style-name="ce4" table:formula="of:=[.F9]-[.F11]" office:value-type="float" office:value="34531.25" calcext:value-type="float">
            <text:p>34.531,25</text:p>
          </table:table-cell>
          <table:table-cell table:style-name="ce4" table:formula="of:=[.G9]-[.G11]" office:value-type="float" office:value="63750" calcext:value-type="float">
            <text:p>63.750,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Vergi 14800 TL için % 15 = 2220</text:p>
          </table:table-cell>
          <table:table-cell office:value-type="string" calcext:value-type="string">
            <text:p>14800 * 15%</text:p>
          </table:table-cell>
          <table:table-cell office:value-type="float" office:value="15" calcext:value-type="float">
            <text:p>15</text:p>
          </table:table-cell>
          <table:table-cell office:value-type="float" office:value="14800" calcext:value-type="float">
            <text:p>14800</text:p>
          </table:table-cell>
          <table:table-cell table:formula="of:=[.$E15]*[.$D15]/100" office:value-type="float" office:value="2220" calcext:value-type="float">
            <text:p>2.220,00</text:p>
          </table:table-cell>
          <table:table-cell table:formula="of:=[.$E15]*[.$D15]/100" office:value-type="float" office:value="2220" calcext:value-type="float">
            <text:p>2.220,00</text:p>
          </table:table-cell>
        </table:table-row>
        <table:table-row table:style-name="ro1">
          <table:table-cell/>
          <table:table-cell office:value-type="string" calcext:value-type="string">
            <text:p>Vergi 15900 – 34000 arası = 19200 %20</text:p>
          </table:table-cell>
          <table:table-cell office:value-type="string" calcext:value-type="string">
            <text:p>19200 * 20% </text:p>
          </table:table-cell>
          <table:table-cell office:value-type="float" office:value="20" calcext:value-type="float">
            <text:p>20</text:p>
          </table:table-cell>
          <table:table-cell office:value-type="float" office:value="19200" calcext:value-type="float">
            <text:p>19200</text:p>
          </table:table-cell>
          <table:table-cell table:formula="of:=[.$E16]*[.$D16]/100" office:value-type="float" office:value="3840" calcext:value-type="float">
            <text:p>3.840,00</text:p>
          </table:table-cell>
          <table:table-cell table:formula="of:=[.$E16]*[.$D16]/100" office:value-type="float" office:value="3840" calcext:value-type="float">
            <text:p>3.840,00</text:p>
          </table:table-cell>
        </table:table-row>
        <table:table-row table:style-name="ro1">
          <table:table-cell/>
          <table:table-cell office:value-type="string" calcext:value-type="string">
            <text:p>Vergi 34000 – 80000 arası = %20</text:p>
          </table:table-cell>
          <table:table-cell office:value-type="string" calcext:value-type="string">
            <text:p>531,25 * 27% </text:p>
          </table:table-cell>
          <table:table-cell office:value-type="float" office:value="27" calcext:value-type="float">
            <text:p>27</text:p>
          </table:table-cell>
          <table:table-cell office:value-type="float" office:value="2500" calcext:value-type="float">
            <text:p>2500</text:p>
          </table:table-cell>
          <table:table-cell table:formula="of:=[.$E17]*[.$D17]/100" office:value-type="float" office:value="675" calcext:value-type="float">
            <text:p>675,00</text:p>
          </table:table-cell>
          <table:table-cell table:formula="of:=[.$E17]*[.$D17]/100" office:value-type="float" office:value="675" calcext:value-type="float">
            <text:p>675,00</text:p>
          </table:table-cell>
        </table:table-row>
        <table:table-row table:style-name="ro2">
          <table:table-cell/>
          <table:table-cell office:value-type="string" calcext:value-type="string">
            <text:p>Toplam vergi</text:p>
          </table:table-cell>
          <table:table-cell table:number-columns-repeated="3"/>
          <table:table-cell table:style-name="ce5" table:formula="of:=SUM([.F15:.F17])" office:value-type="float" office:value="6735" calcext:value-type="float">
            <text:p>6.735,00</text:p>
          </table:table-cell>
          <table:table-cell table:style-name="ce5" table:formula="of:=SUM([.G15:.G17])" office:value-type="float" office:value="6735" calcext:value-type="float">
            <text:p>6.735,0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 calcext:value-type="string">
            <text:p>Ödenen Stopaj – Ödenecek vergi</text:p>
          </table:table-cell>
          <table:table-cell office:value-type="string" calcext:value-type="string">
            <text:p>iade vergi</text:p>
          </table:table-cell>
          <table:table-cell table:number-columns-repeated="2"/>
          <table:table-cell table:style-name="ce5" table:formula="of:=[.F8]-[.F18]" office:value-type="float" office:value="1390" calcext:value-type="float">
            <text:p>1.390,00</text:p>
          </table:table-cell>
          <table:table-cell table:style-name="ce5" table:formula="of:=[.G8]-[.G18]" office:value-type="float" office:value="8265" calcext:value-type="float">
            <text:p>8.265,00</text:p>
          </table:table-cell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4:27:42.742140110</meta:creation-date>
    <dc:date>2018-09-05T18:00:58.632688650</dc:date>
    <meta:editing-duration>PT2H41M13S</meta:editing-duration>
    <meta:editing-cycles>2</meta:editing-cycles>
    <meta:generator>LibreOffice/5.2.7.2$Linux_X86_64 LibreOffice_project/20m0$Build-2</meta:generator>
    <meta:document-statistic meta:table-count="1" meta:cell-count="50" meta:object-count="0"/>
  </office:meta>
</office:document-meta>
</file>